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9.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4.09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2.034cm"/>
    </style:style>
    <style:style style:name="co12" style:family="table-column">
      <style:table-column-properties fo:break-before="auto" style:column-width="2.783cm"/>
    </style:style>
    <style:style style:name="co13" style:family="table-column">
      <style:table-column-properties fo:break-before="auto" style:column-width="2.926cm"/>
    </style:style>
    <style:style style:name="co14" style:family="table-column">
      <style:table-column-properties fo:break-before="auto" style:column-width="3.963cm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695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" style:family="table-row">
      <style:table-row-properties style:row-height="0.512cm" fo:break-before="auto" style:use-optimal-row-height="true"/>
    </style:style>
    <style:style style:name="ro10" style:family="table-row">
      <style:table-row-properties style:row-height="0.386cm" fo:break-before="auto" style:use-optimal-row-height="false"/>
    </style:style>
    <style:style style:name="ro11" style:family="table-row">
      <style:table-row-properties style:row-height="1.995cm" fo:break-before="auto" style:use-optimal-row-height="false"/>
    </style:style>
    <style:style style:name="ro13" style:family="table-row">
      <style:table-row-properties style:row-height="0.993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2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24pt" style:font-size-asian="24pt" style:font-size-complex="2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  <style:text-properties style:text-position="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c0c0c0" fo:wrap-option="wrap"/>
      <style:text-properties style:text-position=""/>
    </style:style>
    <style:style style:name="ce26" style:family="table-cell" style:parent-style-name="Default">
      <style:table-cell-properties fo:wrap-option="wrap"/>
      <style:text-properties style:text-position="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12pt" fo:font-weight="bold"/>
    </style:style>
    <style:style style:name="ce28" style:family="table-cell" style:parent-style-name="Default">
      <style:table-cell-properties fo:background-color="#aea79f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ackground-color="#aea79f" fo:wrap-option="wrap"/>
      <style:text-properties style:text-position=""/>
    </style:style>
    <style:style style:name="ce30" style:family="table-cell" style:parent-style-name="Default">
      <style:table-cell-properties fo:background-color="#c0c0c0"/>
      <style:text-properties style:text-position=""/>
    </style:style>
    <style:style style:name="ce3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33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text-position=""/>
    </style:style>
    <style:style style:name="ce34" style:family="table-cell" style:parent-style-name="Default">
      <style:table-cell-properties fo:background-color="#ffffff" fo:wrap-option="no-wrap"/>
      <style:text-properties style:text-position=""/>
    </style:style>
    <style:style style:name="ce35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37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text-position="" style:font-name="Times New Roman" fo:font-size="12pt" style:font-size-asian="12pt" style:font-size-complex="12pt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position="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42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text-position="" style:font-name="Times New Roman" fo:font-size="12pt" style:font-size-asian="12pt" style:font-size-complex="12pt"/>
    </style:style>
    <style:style style:name="ce43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45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end" fo:margin-left="0cm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/>
      <style:text-properties style:text-position="" style:font-name="Times New Roman" fo:font-size="12pt" style:font-size-asian="12pt" style:font-size-complex="12pt"/>
    </style:style>
    <style:style style:name="ce47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ngle="90" fo:border-top="none" style:vertical-align="middl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fo:border-top="none" style:vertical-align="middle"/>
      <style:paragraph-properties fo:text-align="center"/>
      <style:text-properties style:text-position="" style:font-name="Times New Roman" fo:font-size="12pt" style:font-size-asian="12pt" style:font-size-complex="12pt"/>
    </style:style>
    <style:style style:name="ce53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54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text-position="" style:font-name="Times New Roman" fo:font-size="12pt" style:font-size-asian="12pt" style:font-size-complex="12pt"/>
    </style:style>
    <style:style style:name="ce55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3do" table:style-name="ta1">
        <table:shapes>
          <draw:frame draw:z-index="0" draw:style-name="gr1" draw:text-style-name="P1" svg:width="15.999cm" svg:height="8.999cm" svg:x="14.28cm" svg:y="33.341cm">
            <draw:object draw:notify-on-update-of-ranges="b3do.D76:b3do.D86 b3do.E76:b3do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number-columns-repeated="2" table:default-cell-style-name="ce56"/>
        <table:table-column table:style-name="co13" table:default-cell-style-name="ce56"/>
        <table:table-column table:style-name="co12" table:number-columns-repeated="8" table:default-cell-style-name="ce56"/>
        <table:table-column table:style-name="co14" table:default-cell-style-name="ce56"/>
        <table:table-column table:style-name="co12" table:number-columns-repeated="1012" table:default-cell-style-name="ce56"/>
        <table:table-row table:style-name="ro1">
          <table:table-cell table:number-columns-repeated="1024"/>
        </table:table-row>
        <table:table-row table:style-name="ro1">
          <table:table-cell table:style-name="ce57" office:value-type="string" table:number-columns-spanned="11" table:number-rows-spanned="3">
            <text:p>Preliminary tests</text:p>
          </table:table-cell>
          <table:covered-table-cell table:number-columns-repeated="10"/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 office:value-type="string">
            <text:p>ImgReader</text:p>
          </table:table-cell>
          <table:table-cell office:value-type="string">
            <text:p>PointNormal </text:p>
          </table:table-cell>
          <table:table-cell office:value-type="string" table:number-columns-spanned="4" table:number-rows-spanned="1">
            <text:p>Detector</text:p>
          </table:table-cell>
          <table:covered-table-cell table:number-columns-repeated="3"/>
          <table:table-cell table:style-name="ce58" office:value-type="string" table:number-columns-spanned="2" table:number-rows-spanned="1">
            <text:p>descriptor</text:p>
          </table:table-cell>
          <table:covered-table-cell/>
          <table:table-cell office:value-type="string" table:number-columns-spanned="1" table:number-rows-spanned="2">
            <text:p>dictionarySize</text:p>
          </table:table-cell>
          <table:table-cell office:value-type="string">
            <text:p>Classificator</text:p>
          </table:table-cell>
          <table:table-cell office:value-type="string" table:number-columns-spanned="1" table:number-rows-spanned="2">
            <text:p>Accuracy</text:p>
          </table:table-cell>
          <table:table-cell office:value-type="string" table:number-columns-spanned="1" table:number-rows-spanned="2">
            <text:p>Remarks</text:p>
          </table:table-cell>
          <table:table-cell/>
          <table:table-cell table:style-name="ce58" table:number-columns-repeated="2"/>
          <table:table-cell table:number-columns-repeated="1009"/>
        </table:table-row>
        <table:table-row table:style-name="ro13">
          <table:table-cell office:value-type="string">
            <text:p>leafSize/resize</text:p>
          </table:table-cell>
          <table:table-cell office:value-type="string">
            <text:p>neighbours</text:p>
          </table:table-cell>
          <table:table-cell office:value-type="string">
            <text:p>gamma2</text:p>
          </table:table-cell>
          <table:table-cell office:value-type="string">
            <text:p>gamma3</text:p>
          </table:table-cell>
          <table:table-cell office:value-type="string">
            <text:p>neighbours</text:p>
          </table:table-cell>
          <table:table-cell office:value-type="string">
            <text:p>resolution</text:p>
          </table:table-cell>
          <table:table-cell table:style-name="ce58" office:value-type="string">
            <text:p>type</text:p>
          </table:table-cell>
          <table:table-cell office:value-type="string">
            <text:p>radiussearch</text:p>
          </table:table-cell>
          <table:covered-table-cell/>
          <table:table-cell office:value-type="string">
            <text:p>type</text:p>
          </table:table-cell>
          <table:covered-table-cell table:number-columns-repeated="2"/>
          <table:table-cell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 office:value-type="float" office:value="256">
            <text:p>25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8" office:value-type="string">
            <text:p>FPFH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SLDA</text:p>
          </table:table-cell>
          <table:table-cell table:style-name="ce70" office:value-type="percentage" office:value="0.55">
            <text:p>55.00%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/>
          <table:table-cell office:value-type="float" office:value="3">
            <text:p>3</text:p>
          </table:table-cell>
          <table:table-cell table:number-columns-repeated="4"/>
          <table:table-cell table:style-name="ce58"/>
          <table:table-cell/>
          <table:table-cell office:value-type="float" office:value="300">
            <text:p>300</text:p>
          </table:table-cell>
          <table:table-cell office:value-type="string">
            <text:p>SVM</text:p>
          </table:table-cell>
          <table:table-cell table:style-name="ce70" office:value-type="percentage" office:value="0.48">
            <text:p>48.00%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/>
          <table:table-cell office:value-type="float" office:value="3">
            <text:p>3</text:p>
          </table:table-cell>
          <table:table-cell table:number-columns-repeated="4"/>
          <table:table-cell table:style-name="ce58"/>
          <table:table-cell/>
          <table:table-cell office:value-type="float" office:value="3000">
            <text:p>3000</text:p>
          </table:table-cell>
          <table:table-cell/>
          <table:table-cell table:style-name="ce70" office:value-type="percentage" office:value="0.55">
            <text:p>55.00%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/>
          <table:table-cell office:value-type="float" office:value="5">
            <text:p>5</text:p>
          </table:table-cell>
          <table:table-cell table:number-columns-repeated="4"/>
          <table:table-cell table:style-name="ce58"/>
          <table:table-cell/>
          <table:table-cell office:value-type="float" office:value="3000">
            <text:p>3000</text:p>
          </table:table-cell>
          <table:table-cell/>
          <table:table-cell table:style-name="ce70" office:value-type="percentage" office:value="0.6">
            <text:p>60.00%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/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style-name="ce58"/>
          <table:table-cell table:number-columns-repeated="3"/>
          <table:table-cell office:value-type="string">
            <text:p>62.4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/>
          <table:table-cell office:value-type="float" office:value="10">
            <text:p>10</text:p>
          </table:table-cell>
          <table:table-cell table:number-columns-repeated="4"/>
          <table:table-cell table:style-name="ce58"/>
          <table:table-cell table:number-columns-repeated="3"/>
          <table:table-cell table:style-name="ce70" office:value-type="string">
            <text:p>0.59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style-name="ce58"/>
          <table:table-cell table:number-columns-repeated="3"/>
          <table:table-cell office:value-type="string">
            <text:p>61.8</text:p>
          </table:table-cell>
          <table:table-cell office:value-type="string" table:number-columns-spanned="1" table:number-rows-spanned="3">
            <text:p>detector.neighbours = 5 seems optimal</text:p>
          </table:table-cell>
          <table:table-cell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58"/>
          <table:table-cell table:number-columns-repeated="3"/>
          <table:table-cell office:value-type="string">
            <text:p>59.32</text:p>
          </table:table-cell>
          <table:covered-table-cell/>
          <table:table-cell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58"/>
          <table:table-cell table:number-columns-repeated="3"/>
          <table:table-cell office:value-type="string">
            <text:p>59.62</text:p>
          </table:table-cell>
          <table:covered-table-cell/>
          <table:table-cell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/>
          <table:table-cell office:value-type="string">
            <text:p>0.965</text:p>
          </table:table-cell>
          <table:table-cell table:number-columns-repeated="3"/>
          <table:table-cell table:style-name="ce58"/>
          <table:table-cell table:number-columns-repeated="3"/>
          <table:table-cell office:value-type="string">
            <text:p>62.7329</text:p>
          </table:table-cell>
          <table:table-cell table:number-columns-repeated="2"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/>
          <table:table-cell office:value-type="string">
            <text:p>0.970</text:p>
          </table:table-cell>
          <table:table-cell table:number-columns-repeated="3"/>
          <table:table-cell table:style-name="ce58"/>
          <table:table-cell table:number-columns-repeated="3"/>
          <table:table-cell office:value-type="string">
            <text:p>64.5963</text:p>
          </table:table-cell>
          <table:table-cell office:value-type="string">
            <text:p>Gamma2 = 0.970</text:p>
          </table:table-cell>
          <table:table-cell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/>
          <table:table-cell office:value-type="string">
            <text:p>0.980</text:p>
          </table:table-cell>
          <table:table-cell table:number-columns-repeated="3"/>
          <table:table-cell table:style-name="ce58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/>
          <table:table-cell office:value-type="string">
            <text:p>0.985</text:p>
          </table:table-cell>
          <table:table-cell table:number-columns-repeated="3"/>
          <table:table-cell table:style-name="ce58"/>
          <table:table-cell table:number-columns-repeated="3"/>
          <table:table-cell office:value-type="string">
            <text:p>62.1118</text:p>
          </table:table-cell>
          <table:table-cell table:number-columns-repeated="2"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 table:number-columns-repeated="2"/>
          <table:table-cell office:value-type="string">
            <text:p>0.965</text:p>
          </table:table-cell>
          <table:table-cell table:number-columns-repeated="2"/>
          <table:table-cell table:style-name="ce58"/>
          <table:table-cell table:number-columns-repeated="3"/>
          <table:table-cell office:value-type="string">
            <text:p>60.8696</text:p>
          </table:table-cell>
          <table:table-cell table:number-columns-repeated="2"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 table:number-columns-repeated="2"/>
          <table:table-cell office:value-type="string">
            <text:p>0.970</text:p>
          </table:table-cell>
          <table:table-cell table:number-columns-repeated="2"/>
          <table:table-cell table:style-name="ce58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 table:number-columns-repeated="2"/>
          <table:table-cell office:value-type="string">
            <text:p>0.980</text:p>
          </table:table-cell>
          <table:table-cell table:number-columns-repeated="2"/>
          <table:table-cell table:style-name="ce58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ce58" table:number-columns-repeated="14"/>
          <table:table-cell table:number-columns-repeated="997"/>
        </table:table-row>
        <table:table-row table:style-name="ro2">
          <table:table-cell table:style-name="ce58"/>
          <table:table-cell table:number-columns-repeated="2"/>
          <table:table-cell office:value-type="string">
            <text:p>0.985</text:p>
          </table:table-cell>
          <table:table-cell table:number-columns-repeated="2"/>
          <table:table-cell table:style-name="ce58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/>
          <table:table-cell table:number-columns-repeated="4"/>
          <table:table-cell office:value-type="string">
            <text:p>0.5</text:p>
          </table:table-cell>
          <table:table-cell table:style-name="ce58"/>
          <table:table-cell table:number-columns-repeated="3"/>
          <table:table-cell office:value-type="string">
            <text:p>48.1366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/>
          <table:table-cell table:number-columns-repeated="4"/>
          <table:table-cell office:value-type="string">
            <text:p>1.5</text:p>
          </table:table-cell>
          <table:table-cell table:style-name="ce58"/>
          <table:table-cell table:number-columns-repeated="3"/>
          <table:table-cell office:value-type="string">
            <text:p>60.2484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 table:number-columns-repeated="2"/>
          <table:table-cell table:number-columns-repeated="4"/>
          <table:table-cell table:style-name="ce58"/>
          <table:table-cell office:value-type="float" office:value="3">
            <text:p>3</text:p>
          </table:table-cell>
          <table:table-cell table:number-columns-repeated="2"/>
          <table:table-cell office:value-type="string">
            <text:p>56.2112</text:p>
          </table:table-cell>
          <table:table-cell table:number-columns-repeated="2"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 table:number-columns-repeated="2"/>
          <table:table-cell table:number-columns-repeated="4"/>
          <table:table-cell table:style-name="ce58"/>
          <table:table-cell office:value-type="float" office:value="4">
            <text:p>4</text:p>
          </table:table-cell>
          <table:table-cell table:number-columns-repeated="2"/>
          <table:table-cell office:value-type="string">
            <text:p>59.0062</text:p>
          </table:table-cell>
          <table:table-cell table:number-columns-repeated="2"/>
          <table:table-cell table:style-name="ce58" table:number-columns-repeated="2"/>
          <table:table-cell/>
          <table:table-cell table:style-name="ce58"/>
          <table:table-cell table:number-columns-repeated="1007"/>
        </table:table-row>
        <table:table-row table:style-name="ro2">
          <table:table-cell table:style-name="ce58"/>
          <table:table-cell table:number-columns-repeated="5"/>
          <table:table-cell table:style-name="ce58"/>
          <table:table-cell office:value-type="float" office:value="7">
            <text:p>7</text:p>
          </table:table-cell>
          <table:table-cell table:number-columns-repeated="2"/>
          <table:table-cell office:value-type="string">
            <text:p>64.2857</text:p>
          </table:table-cell>
          <table:table-cell office:value-type="string">
            <text:p>RadiusSearch = 7</text:p>
          </table:table-cell>
          <table:table-cell/>
          <table:table-cell table:style-name="ce58" table:number-columns-repeated="13"/>
          <table:table-cell table:number-columns-repeated="998"/>
        </table:table-row>
        <table:table-row table:style-name="ro2">
          <table:table-cell table:style-name="ce58"/>
          <table:table-cell table:number-columns-repeated="5"/>
          <table:table-cell table:style-name="ce58"/>
          <table:table-cell office:value-type="float" office:value="10">
            <text:p>10</text:p>
          </table:table-cell>
          <table:table-cell table:number-columns-repeated="2"/>
          <table:table-cell office:value-type="string">
            <text:p>63.6646</text:p>
          </table:table-cell>
          <table:table-cell table:number-columns-repeated="2"/>
          <table:table-cell table:style-name="ce58" table:number-columns-repeated="13"/>
          <table:table-cell table:number-columns-repeated="998"/>
        </table:table-row>
        <table:table-row table:style-name="ro2">
          <table:table-cell table:style-name="ce58"/>
          <table:table-cell table:number-columns-repeated="5"/>
          <table:table-cell table:style-name="ce58"/>
          <table:table-cell/>
          <table:table-cell office:value-type="float" office:value="500">
            <text:p>500</text:p>
          </table:table-cell>
          <table:table-cell/>
          <table:table-cell office:value-type="float" office:value="62.1118">
            <text:p>62.1118</text:p>
          </table:table-cell>
          <table:table-cell table:number-columns-repeated="2"/>
          <table:table-cell table:style-name="ce58" table:number-columns-repeated="13"/>
          <table:table-cell table:number-columns-repeated="998"/>
        </table:table-row>
        <table:table-row table:style-name="ro2">
          <table:table-cell table:style-name="ce58"/>
          <table:table-cell table:number-columns-repeated="5"/>
          <table:table-cell table:style-name="ce58"/>
          <table:table-cell/>
          <table:table-cell office:value-type="float" office:value="700">
            <text:p>700</text:p>
          </table:table-cell>
          <table:table-cell/>
          <table:table-cell office:value-type="float" office:value="59.9379">
            <text:p>59.9379</text:p>
          </table:table-cell>
          <table:table-cell table:number-columns-repeated="2"/>
          <table:table-cell table:style-name="ce58" table:number-columns-repeated="13"/>
          <table:table-cell table:number-columns-repeated="998"/>
        </table:table-row>
        <table:table-row table:style-name="ro2">
          <table:table-cell table:style-name="ce58"/>
          <table:table-cell table:number-columns-repeated="5"/>
          <table:table-cell table:style-name="ce58"/>
          <table:table-cell/>
          <table:table-cell table:style-name="ce58" office:value-type="float" office:value="1000">
            <text:p>1000</text:p>
          </table:table-cell>
          <table:table-cell/>
          <table:table-cell office:value-type="float" office:value="60.559">
            <text:p>60.559</text:p>
          </table:table-cell>
          <table:table-cell table:number-columns-repeated="2"/>
          <table:table-cell table:style-name="ce58" table:number-columns-repeated="13"/>
          <table:table-cell table:number-columns-repeated="998"/>
        </table:table-row>
        <table:table-row table:style-name="ro13">
          <table:table-cell table:style-name="ce58"/>
          <table:table-cell table:number-columns-repeated="5"/>
          <table:table-cell table:style-name="ce58"/>
          <table:table-cell/>
          <table:table-cell office:value-type="float" office:value="1500">
            <text:p>1500</text:p>
          </table:table-cell>
          <table:table-cell/>
          <table:table-cell office:value-type="float" office:value="63.6646">
            <text:p>63.6646</text:p>
          </table:table-cell>
          <table:table-cell office:value-type="string">
            <text:p>DictionarySize = 1500</text:p>
          </table:table-cell>
          <table:table-cell/>
          <table:table-cell table:style-name="ce58" table:number-columns-repeated="2"/>
          <table:table-cell table:number-columns-repeated="1009"/>
        </table:table-row>
        <table:table-row table:style-name="ro2">
          <table:table-cell table:style-name="ce58"/>
          <table:table-cell table:number-columns-repeated="5"/>
          <table:table-cell table:style-name="ce58"/>
          <table:table-cell/>
          <table:table-cell office:value-type="float" office:value="2000">
            <text:p>2000</text:p>
          </table:table-cell>
          <table:table-cell/>
          <table:table-cell office:value-type="float" office:value="60.8696">
            <text:p>60.8696</text:p>
          </table:table-cell>
          <table:table-cell table:number-columns-repeated="2"/>
          <table:table-cell table:style-name="ce58" table:number-columns-repeated="2"/>
          <table:table-cell/>
          <table:table-cell table:style-name="ce58"/>
          <table:table-cell table:number-columns-repeated="1007"/>
        </table:table-row>
        <table:table-row table:style-name="ro2">
          <table:table-cell table:style-name="ce58"/>
          <table:table-cell table:number-columns-repeated="6"/>
          <table:table-cell table:style-name="ce58"/>
          <table:table-cell office:value-type="float" office:value="5000">
            <text:p>5000</text:p>
          </table:table-cell>
          <table:table-cell/>
          <table:table-cell office:value-type="string">
            <text:p>59.9379</text:p>
          </table:table-cell>
          <table:table-cell table:number-columns-repeated="2"/>
          <table:table-cell table:style-name="ce58" table:number-columns-repeated="2"/>
          <table:table-cell/>
          <table:table-cell table:style-name="ce58"/>
          <table:table-cell table:number-columns-repeated="1007"/>
        </table:table-row>
        <table:table-row table:style-name="ro2">
          <table:table-cell table:style-name="ce58"/>
          <table:table-cell office:value-type="float" office:value="7">
            <text:p>7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8" office:value-type="string">
            <text:p>PFH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>
            <text:p>SVM</text:p>
          </table:table-cell>
          <table:table-cell table:style-name="ce70" office:value-type="string">
            <text:p>59.94</text:p>
          </table:table-cell>
          <table:table-cell table:number-columns-repeated="2"/>
          <table:table-cell table:style-name="ce58" table:number-columns-repeated="2"/>
          <table:table-cell/>
          <table:table-cell table:style-name="ce58"/>
          <table:table-cell table:number-columns-repeated="1007"/>
        </table:table-row>
        <table:table-row table:style-name="ro1" table:number-rows-repeated="3">
          <table:table-cell table:style-name="ce58" table:number-columns-repeated="11"/>
          <table:table-cell table:number-columns-repeated="2"/>
          <table:table-cell table:style-name="ce58" table:number-columns-repeated="2"/>
          <table:table-cell/>
          <table:table-cell table:style-name="ce58"/>
          <table:table-cell table:number-columns-repeated="1007"/>
        </table:table-row>
        <table:table-row table:style-name="ro1" table:number-rows-repeated="2">
          <table:table-cell/>
          <table:table-cell table:style-name="ce58" table:number-columns-repeated="12"/>
          <table:table-cell table:number-columns-repeated="3"/>
          <table:table-cell table:style-name="ce58"/>
          <table:table-cell table:number-columns-repeated="1007"/>
        </table:table-row>
        <table:table-row table:style-name="ro1">
          <table:table-cell table:style-name="ce57" office:value-type="string" table:number-columns-spanned="11" table:number-rows-spanned="3">
            <text:p>Best cofusion matrix</text:p>
          </table:table-cell>
          <table:covered-table-cell table:number-columns-repeated="10" table:style-name="ce58"/>
          <table:table-cell table:style-name="ce58" table:number-columns-repeated="2"/>
          <table:table-cell table:number-columns-repeated="3"/>
          <table:table-cell table:style-name="ce58"/>
          <table:table-cell table:number-columns-repeated="1007"/>
        </table:table-row>
        <table:table-row table:style-name="ro1">
          <table:covered-table-cell/>
          <table:covered-table-cell table:number-columns-repeated="10" table:style-name="ce58"/>
          <table:table-cell table:style-name="ce58" table:number-columns-repeated="2"/>
          <table:table-cell table:number-columns-repeated="3"/>
          <table:table-cell table:style-name="ce58"/>
          <table:table-cell table:number-columns-repeated="1007"/>
        </table:table-row>
        <table:table-row table:style-name="ro1">
          <table:covered-table-cell table:number-columns-repeated="2"/>
          <table:covered-table-cell table:style-name="ce58"/>
          <table:covered-table-cell table:number-columns-repeated="8"/>
          <table:table-cell table:number-columns-repeated="5"/>
          <table:table-cell table:style-name="ce58"/>
          <table:table-cell table:number-columns-repeated="1007"/>
        </table:table-row>
        <table:table-row table:style-name="ro1">
          <table:table-cell table:number-columns-repeated="2"/>
          <table:table-cell table:style-name="ce58"/>
          <table:table-cell table:number-columns-repeated="13"/>
          <table:table-cell table:style-name="ce58"/>
          <table:table-cell table:number-columns-repeated="1007"/>
        </table:table-row>
        <table:table-row table:style-name="ro13">
          <table:table-cell table:number-columns-repeated="2"/>
          <table:table-cell office:value-type="string">
            <text:p>Entries per class: </text:p>
          </table:table-cell>
          <table:table-cell table:number-columns-repeated="4"/>
          <table:table-cell table:style-name="ce58" table:number-columns-repeated="4"/>
          <table:table-cell table:number-columns-repeated="5"/>
          <table:table-cell table:style-name="ce58"/>
          <table:table-cell table:number-columns-repeated="1007"/>
        </table:table-row>
        <table:table-row table:style-name="ro2">
          <table:table-cell table:number-columns-repeated="3"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58" office:value-type="float" office:value="31">
            <text:p>31</text:p>
          </table:table-cell>
          <table:table-cell office:value-type="float" office:value="66">
            <text:p>66</text:p>
          </table:table-cell>
          <table:table-cell table:style-name="ce58" office:value-type="float" office:value="51">
            <text:p>51</text:p>
          </table:table-cell>
          <table:table-cell office:value-type="float" office:value="27">
            <text:p>27</text:p>
          </table:table-cell>
          <table:table-cell table:number-columns-repeated="5"/>
          <table:table-cell table:style-name="ce58"/>
          <table:table-cell table:number-columns-repeated="1007"/>
        </table:table-row>
        <table:table-row table:style-name="ro13">
          <table:table-cell table:number-columns-repeated="2"/>
          <table:table-cell office:value-type="string">
            <text:p>Confusion Matrix: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6"/>
          <table:table-cell table:style-name="ce58"/>
          <table:table-cell table:number-columns-repeated="1007"/>
        </table:table-row>
        <table:table-row table:style-name="ro2">
          <table:table-cell table:number-columns-repeated="3"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58"/>
          <table:table-cell table:number-columns-repeated="1007"/>
        </table:table-row>
        <table:table-row table:style-name="ro2">
          <table:table-cell table:number-columns-repeated="2"/>
          <table:table-cell table:style-name="ce58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style-name="ce58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 table:number-columns-repeated="5"/>
          <table:table-cell table:style-name="ce58"/>
          <table:table-cell table:number-columns-repeated="1007"/>
        </table:table-row>
        <table:table-row table:style-name="ro2">
          <table:table-cell table:number-columns-repeated="2"/>
          <table:table-cell table:style-name="ce58"/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58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58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58" table:number-columns-repeated="2"/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5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number-columns-repeated="1012"/>
        </table:table-row>
        <table:table-row table:style-name="ro2">
          <table:table-cell/>
          <table:table-cell table:style-name="ce58" table:number-columns-repeated="2"/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style-name="ce58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8" table:number-columns-repeated="2"/>
          <table:table-cell table:number-columns-repeated="1011"/>
        </table:table-row>
        <table:table-row table:style-name="ro2">
          <table:table-cell/>
          <table:table-cell table:style-name="ce58"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8"/>
          <table:table-cell/>
          <table:table-cell table:style-name="ce58"/>
          <table:table-cell table:number-columns-repeated="1010"/>
        </table:table-row>
        <table:table-row table:style-name="ro2">
          <table:table-cell/>
          <table:table-cell table:style-name="ce58"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8" office:value-type="float" office:value="15">
            <text:p>15</text:p>
          </table:table-cell>
          <table:table-cell table:style-name="ce58"/>
          <table:table-cell/>
          <table:table-cell table:style-name="ce58"/>
          <table:table-cell table:number-columns-repeated="1010"/>
        </table:table-row>
        <table:table-row table:style-name="ro2">
          <table:table-cell/>
          <table:table-cell table:style-name="ce58"/>
          <table:table-cell office:value-type="string">
            <text:p>Averages: </text:p>
          </table:table-cell>
          <table:table-cell table:number-columns-repeated="4"/>
          <table:table-cell table:style-name="ce58"/>
          <table:table-cell/>
          <table:table-cell table:style-name="ce58"/>
          <table:table-cell/>
          <table:table-cell table:style-name="ce58" table:number-columns-repeated="8"/>
          <table:table-cell table:number-columns-repeated="1005"/>
        </table:table-row>
        <table:table-row table:style-name="ro2">
          <table:table-cell/>
          <table:table-cell table:style-name="ce58"/>
          <table:table-cell/>
          <table:table-cell office:value-type="float" office:value="92.1875">
            <text:p>92.1875</text:p>
          </table:table-cell>
          <table:table-cell office:value-type="float" office:value="35">
            <text:p>35</text:p>
          </table:table-cell>
          <table:table-cell office:value-type="float" office:value="80.952385">
            <text:p>80.952385</text:p>
          </table:table-cell>
          <table:table-cell office:value-type="float" office:value="63.636364">
            <text:p>63.636364</text:p>
          </table:table-cell>
          <table:table-cell table:style-name="ce58" office:value-type="float" office:value="100">
            <text:p>100</text:p>
          </table:table-cell>
          <table:table-cell office:value-type="float" office:value="45.454548">
            <text:p>45.454548</text:p>
          </table:table-cell>
          <table:table-cell table:style-name="ce58" office:value-type="float" office:value="58.823532">
            <text:p>58.823532</text:p>
          </table:table-cell>
          <table:table-cell office:value-type="float" office:value="55.555557">
            <text:p>55.555557</text:p>
          </table:table-cell>
          <table:table-cell table:style-name="ce58" table:number-columns-repeated="8"/>
          <table:table-cell table:number-columns-repeated="1005"/>
        </table:table-row>
        <table:table-row table:style-name="ro14">
          <table:table-cell/>
          <table:table-cell table:style-name="ce58"/>
          <table:table-cell office:value-type="string">
            <text:p>Average: 65.2174</text:p>
          </table:table-cell>
          <table:table-cell table:number-columns-repeated="4"/>
          <table:table-cell table:style-name="ce58"/>
          <table:table-cell/>
          <table:table-cell table:style-name="ce58"/>
          <table:table-cell/>
          <table:table-cell table:style-name="ce58" table:number-columns-repeated="8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58" table:number-columns-repeated="12"/>
          <table:table-cell table:number-columns-repeated="1005"/>
        </table:table-row>
        <table:table-row table:style-name="ro1">
          <table:table-cell office:value-type="string" table:number-columns-spanned="11" table:number-rows-spanned="3">
            <text:p>Clustering</text:p>
          </table:table-cell>
          <table:covered-table-cell table:number-columns-repeated="6"/>
          <table:covered-table-cell table:number-columns-repeated="4" table:style-name="ce58"/>
          <table:table-cell table:style-name="ce58" table:number-columns-repeated="8"/>
          <table:table-cell table:number-columns-repeated="1005"/>
        </table:table-row>
        <table:table-row table:style-name="ro1">
          <table:covered-table-cell table:number-columns-repeated="7"/>
          <table:covered-table-cell table:number-columns-repeated="4" table:style-name="ce58"/>
          <table:table-cell table:style-name="ce58" table:number-columns-repeated="8"/>
          <table:table-cell table:number-columns-repeated="1005"/>
        </table:table-row>
        <table:table-row table:style-name="ro1">
          <table:covered-table-cell table:number-columns-repeated="7"/>
          <table:covered-table-cell table:number-columns-repeated="4" table:style-name="ce58"/>
          <table:table-cell table:style-name="ce58" table:number-columns-repeated="8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58" table:number-columns-repeated="12"/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ce58"/>
          <table:table-cell/>
          <table:table-cell table:style-name="ce58"/>
          <table:table-cell/>
          <table:table-cell table:style-name="ce58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58"/>
          <table:table-cell table:number-columns-repeated="3"/>
          <table:table-cell table:style-name="ce58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ce58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58"/>
          <table:table-cell table:number-columns-repeated="3"/>
          <table:table-cell table:style-name="ce58" table:number-columns-repeated="7"/>
          <table:table-cell table:number-columns-repeated="1005"/>
        </table:table-row>
        <table:table-row table:style-name="ro1">
          <table:table-cell table:number-columns-repeated="5"/>
          <table:table-cell table:style-name="ce58"/>
          <table:table-cell table:number-columns-repeated="2"/>
          <table:table-cell table:style-name="ce58"/>
          <table:table-cell table:number-columns-repeated="3"/>
          <table:table-cell table:style-name="ce58" table:number-columns-repeated="7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Clustering</text:p>
          </table:table-cell>
          <table:table-cell office:value-type="string">
            <text:p>clusters</text:p>
          </table:table-cell>
          <table:table-cell office:value-type="string">
            <text:p>accuracy</text:p>
          </table:table-cell>
          <table:table-cell table:style-name="ce58"/>
          <table:table-cell table:number-columns-repeated="2"/>
          <table:table-cell table:style-name="ce58"/>
          <table:table-cell table:number-columns-repeated="3"/>
          <table:table-cell table:style-name="ce58" table:number-columns-repeated="7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b3do</text:p>
          </table:table-cell>
          <table:table-cell table:style-name="ce61" office:value-type="float" office:value="100">
            <text:p>100</text:p>
          </table:table-cell>
          <table:table-cell table:style-name="ce62" office:value-type="float" office:value="46.5839">
            <text:p>46.58</text:p>
          </table:table-cell>
          <table:table-cell table:style-name="ce58"/>
          <table:table-cell table:number-columns-repeated="2"/>
          <table:table-cell table:style-name="ce58"/>
          <table:table-cell table:number-columns-repeated="3"/>
          <table:table-cell table:style-name="ce58" table:number-columns-repeated="2"/>
          <table:table-cell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fpfh</text:p>
          </table:table-cell>
          <table:table-cell table:style-name="ce61" office:value-type="float" office:value="200">
            <text:p>200</text:p>
          </table:table-cell>
          <table:table-cell table:style-name="ce66" office:value-type="float" office:value="51.5528">
            <text:p>51.55</text:p>
          </table:table-cell>
          <table:table-cell table:style-name="ce58"/>
          <table:table-cell table:number-columns-repeated="2"/>
          <table:table-cell table:style-name="ce58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300">
            <text:p>300</text:p>
          </table:table-cell>
          <table:table-cell table:style-name="ce62" office:value-type="float" office:value="57.4534">
            <text:p>57.45</text:p>
          </table:table-cell>
          <table:table-cell table:style-name="ce58"/>
          <table:table-cell table:number-columns-repeated="2"/>
          <table:table-cell table:style-name="ce58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500">
            <text:p>500</text:p>
          </table:table-cell>
          <table:table-cell table:style-name="ce62" office:value-type="float" office:value="61.8012">
            <text:p>61.80</text:p>
          </table:table-cell>
          <table:table-cell table:style-name="ce58"/>
          <table:table-cell table:number-columns-repeated="2"/>
          <table:table-cell table:style-name="ce58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700">
            <text:p>700</text:p>
          </table:table-cell>
          <table:table-cell table:style-name="ce62" office:value-type="float" office:value="58.3851">
            <text:p>58.39</text:p>
          </table:table-cell>
          <table:table-cell table:style-name="ce58"/>
          <table:table-cell table:number-columns-repeated="2"/>
          <table:table-cell table:style-name="ce58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000">
            <text:p>1000</text:p>
          </table:table-cell>
          <table:table-cell table:style-name="ce62" office:value-type="float" office:value="61.4907">
            <text:p>61.49</text:p>
          </table:table-cell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58"/>
          <table:table-cell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500">
            <text:p>1500</text:p>
          </table:table-cell>
          <table:table-cell table:style-name="ce62" office:value-type="float" office:value="65.2174">
            <text:p>65.22</text:p>
          </table:table-cell>
          <table:table-cell table:style-name="ce58"/>
          <table:table-cell table:number-columns-repeated="2"/>
          <table:table-cell table:style-name="ce58"/>
          <table:table-cell/>
          <table:table-cell table:style-name="ce58"/>
          <table:table-cell table:number-columns-repeated="2"/>
          <table:table-cell table:style-name="ce58"/>
          <table:table-cell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2000">
            <text:p>2000</text:p>
          </table:table-cell>
          <table:table-cell table:style-name="ce62" office:value-type="float" office:value="60.559">
            <text:p>60.56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2"/>
          <table:table-cell table:style-name="ce58"/>
          <table:table-cell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3000">
            <text:p>3000</text:p>
          </table:table-cell>
          <table:table-cell table:style-name="ce62" office:value-type="float" office:value="61.1801">
            <text:p>61.18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4"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5000">
            <text:p>5000</text:p>
          </table:table-cell>
          <table:table-cell table:style-name="ce62" office:value-type="float" office:value="60.559">
            <text:p>60.56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4"/>
          <table:table-cell table:style-name="ce58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0000">
            <text:p>10000</text:p>
          </table:table-cell>
          <table:table-cell table:style-name="ce62" office:value-type="float" office:value="56.8323">
            <text:p>56.83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4"/>
          <table:table-cell table:style-name="ce58" table:number-columns-repeated="4"/>
          <table:table-cell table:number-columns-repeated="1005"/>
        </table:table-row>
        <table:table-row table:style-name="ro1" table:number-rows-repeated="3">
          <table:table-cell table:number-columns-repeated="8"/>
          <table:table-cell table:style-name="ce58"/>
          <table:table-cell/>
          <table:table-cell table:style-name="ce58"/>
          <table:table-cell table:number-columns-repeated="4"/>
          <table:table-cell table:style-name="ce58" table:number-columns-repeated="4"/>
          <table:table-cell table:number-columns-repeated="1005"/>
        </table:table-row>
        <table:table-row table:style-name="ro1">
          <table:table-cell table:style-name="ce57" office:value-type="string" table:number-columns-spanned="12" table:number-rows-spanned="4">
            <text:p>Descriptors – best results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2"/>
          <table:covered-table-cell office:value-type="string">
            <text:p>feature descriptors</text:p>
          </table:covered-table-cell>
          <table:covered-table-cell office:value-type="string">
            <text:p>clusters</text:p>
          </table:covered-table-cell>
          <table:covered-table-cell office:value-type="string">
            <text:p>fpfh</text:p>
          </table:covered-table-cell>
          <table:covered-table-cell office:value-type="string">
            <text:p>pfh</text:p>
          </table:covered-table-cell>
          <table:covered-table-cell office:value-type="string">
            <text:p>pfhrgb</text:p>
          </table:covered-table-cell>
          <table:covered-table-cell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58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58"/>
          <table:table-cell table:style-name="ce58" office:value-type="string">
            <text:p>Centroids</text:p>
          </table:table-cell>
          <table:table-cell table:style-name="ce58" office:value-type="string">
            <text:p>FPFH</text:p>
          </table:table-cell>
          <table:table-cell table:style-name="ce58" office:value-type="string">
            <text:p>PFH</text:p>
          </table:table-cell>
          <table:table-cell table:style-name="ce58" office:value-type="string">
            <text:p>PFHRG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8" table:number-columns-repeated="5"/>
          <table:table-cell table:number-columns-repeated="1017"/>
        </table:table-row>
        <table:table-row table:style-name="ro1">
          <table:table-cell table:number-columns-repeated="3"/>
          <table:table-cell table:style-name="ce58" office:value-type="float" office:value="1000">
            <text:p>1000</text:p>
          </table:table-cell>
          <table:table-cell table:style-name="ce58" office:value-type="float" office:value="61.4907">
            <text:p>61.4907</text:p>
          </table:table-cell>
          <table:table-cell table:style-name="ce58" office:value-type="float" office:value="56.8323">
            <text:p>56.8323</text:p>
          </table:table-cell>
          <table:table-cell table:style-name="ce58" office:value-type="float" office:value="63.354">
            <text:p>63.3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00">
            <text:p>1500</text:p>
          </table:table-cell>
          <table:table-cell office:value-type="float" office:value="65.2174">
            <text:p>65.2174</text:p>
          </table:table-cell>
          <table:table-cell office:value-type="float" office:value="57.1429">
            <text:p>57.1429</text:p>
          </table:table-cell>
          <table:table-cell office:value-type="float" office:value="59.0062">
            <text:p>59.0062</text:p>
          </table:table-cell>
          <table:table-cell table:number-columns-repeated="1017"/>
        </table:table-row>
        <table:table-row table:style-name="ro2">
          <table:table-cell/>
          <table:table-cell table:style-name="ce58"/>
          <table:table-cell/>
          <table:table-cell office:value-type="float" office:value="3000">
            <text:p>3000</text:p>
          </table:table-cell>
          <table:table-cell office:value-type="float" office:value="59.0062">
            <text:p>59.0062</text:p>
          </table:table-cell>
          <table:table-cell table:style-name="ce58" office:value-type="float" office:value="59.3168">
            <text:p>59.3168</text:p>
          </table:table-cell>
          <table:table-cell office:value-type="float" office:value="62.7329">
            <text:p>62.7329</text:p>
          </table:table-cell>
          <table:table-cell table:style-name="ce58" table:number-columns-repeated="6"/>
          <table:table-cell table:number-columns-repeated="1011"/>
        </table:table-row>
        <table:table-row table:style-name="ro1">
          <table:table-cell/>
          <table:table-cell table:style-name="ce58" table:number-columns-repeated="12"/>
          <table:table-cell table:number-columns-repeated="1011"/>
        </table:table-row>
        <table:table-row table:style-name="ro1">
          <table:table-cell table:style-name="ce58" table:number-columns-repeated="13"/>
          <table:table-cell table:number-columns-repeated="1011"/>
        </table:table-row>
        <table:table-row table:style-name="ro1">
          <table:table-cell/>
          <table:table-cell table:style-name="ce58" table:number-columns-repeated="12"/>
          <table:table-cell table:number-columns-repeated="1011"/>
        </table:table-row>
        <table:table-row table:style-name="ro1">
          <table:table-cell/>
          <table:table-cell table:style-name="ce58" table:number-columns-repeated="2"/>
          <table:table-cell table:style-name="ce58" office:value-type="string">
            <text:p>MAX</text:p>
          </table:table-cell>
          <table:table-cell table:style-name="ce58" table:formula="of:=MAX([.E97:.E99])" office:value-type="float" office:value="65.2174">
            <text:p>65.2174</text:p>
          </table:table-cell>
          <table:table-cell table:style-name="ce58" table:formula="of:=MAX([.F97:.F99])" office:value-type="float" office:value="59.3168">
            <text:p>59.3168</text:p>
          </table:table-cell>
          <table:table-cell table:style-name="ce58" table:formula="of:=MAX([.G97:.G99])" office:value-type="float" office:value="63.354">
            <text:p>63.354</text:p>
          </table:table-cell>
          <table:table-cell table:style-name="ce58" table:number-columns-repeated="6"/>
          <table:table-cell table:number-columns-repeated="1011"/>
        </table:table-row>
        <table:table-row table:style-name="ro1" table:number-rows-repeated="2">
          <table:table-cell/>
          <table:table-cell table:style-name="ce58" table:number-columns-repeated="12"/>
          <table:table-cell table:number-columns-repeated="1011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58"/>
          <table:table-cell table:number-columns-repeated="2"/>
          <table:table-cell table:style-name="ce58"/>
          <table:table-cell table:number-columns-repeated="1013"/>
        </table:table-row>
        <table:table-row table:style-name="ro1">
          <table:table-cell table:number-columns-repeated="3"/>
          <table:table-cell table:style-name="ce62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3"/>
          <table:table-cell table:style-name="ce58"/>
          <table:table-cell table:number-columns-repeated="3"/>
          <table:table-cell table:style-name="ce58"/>
          <table:table-cell/>
          <table:table-cell table:style-name="ce58"/>
          <table:table-cell table:number-columns-repeated="1014"/>
        </table:table-row>
        <table:table-row table:style-name="ro1">
          <table:table-cell table:number-columns-repeated="7"/>
          <table:table-cell table:style-name="ce58"/>
          <table:table-cell/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59" table:number-columns-repeated="4"/>
          <table:table-cell/>
          <table:table-cell table:style-name="ce58"/>
          <table:table-cell/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59"/>
          <table:table-cell table:style-name="ce63" office:value-type="string">
            <text:p>Descriptor</text:p>
          </table:table-cell>
          <table:table-cell table:style-name="ce67" office:value-type="string">
            <text:p>Accuracy [%]</text:p>
          </table:table-cell>
          <table:table-cell table:style-name="ce59"/>
          <table:table-cell/>
          <table:table-cell table:style-name="ce58"/>
          <table:table-cell/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59"/>
          <table:table-cell table:style-name="ce64" office:value-type="string">
            <text:p>FPFH</text:p>
          </table:table-cell>
          <table:table-cell table:style-name="ce68" office:value-type="float" office:value="65.2174">
            <text:p>65.22</text:p>
          </table:table-cell>
          <table:table-cell table:style-name="ce59"/>
          <table:table-cell/>
          <table:table-cell table:style-name="ce58"/>
          <table:table-cell/>
          <table:table-cell table:style-name="ce58"/>
          <table:table-cell table:number-columns-repeated="1014"/>
        </table:table-row>
        <table:table-row table:style-name="ro1">
          <table:table-cell table:style-name="ce58" table:number-columns-repeated="2"/>
          <table:table-cell table:style-name="ce60"/>
          <table:table-cell table:style-name="ce65" office:value-type="string">
            <text:p>PFH</text:p>
          </table:table-cell>
          <table:table-cell table:style-name="ce69" office:value-type="float" office:value="59.3168">
            <text:p>59.32</text:p>
          </table:table-cell>
          <table:table-cell table:style-name="ce60"/>
          <table:table-cell table:style-name="ce58" table:number-columns-repeated="8"/>
          <table:table-cell table:number-columns-repeated="1010"/>
        </table:table-row>
        <table:table-row table:style-name="ro2">
          <table:table-cell table:style-name="ce58" table:number-columns-repeated="2"/>
          <table:table-cell table:style-name="ce60"/>
          <table:table-cell table:style-name="ce65" office:value-type="string">
            <text:p>PFHRGB</text:p>
          </table:table-cell>
          <table:table-cell table:style-name="ce68" office:value-type="float" office:value="63.354">
            <text:p>63.35</text:p>
          </table:table-cell>
          <table:table-cell table:style-name="ce60"/>
          <table:table-cell table:style-name="ce58" table:number-columns-repeated="8"/>
          <table:table-cell table:number-columns-repeated="1010"/>
        </table:table-row>
        <table:table-row table:style-name="ro1">
          <table:table-cell table:style-name="ce58" table:number-columns-repeated="2"/>
          <table:table-cell table:style-name="ce60" table:number-columns-repeated="4"/>
          <table:table-cell table:style-name="ce58" table:number-columns-repeated="8"/>
          <table:table-cell table:number-columns-repeated="1010"/>
        </table:table-row>
        <table:table-row table:style-name="ro1" table:number-rows-repeated="10">
          <table:table-cell table:style-name="ce58" table:number-columns-repeated="14"/>
          <table:table-cell table:number-columns-repeated="1010"/>
        </table:table-row>
        <table:table-row table:style-name="ro1">
          <table:table-cell table:style-name="ce58" table:number-columns-repeated="3"/>
          <table:table-cell table:style-name="ce58" office:value-type="string">
            <text:p>c</text:p>
          </table:table-cell>
          <table:table-cell table:style-name="ce58" office:value-type="float" office:value="0.03125">
            <text:p>0.03125</text:p>
          </table:table-cell>
          <table:table-cell table:style-name="ce58" office:value-type="float" office:value="0.011">
            <text:p>0.011</text:p>
          </table:table-cell>
          <table:table-cell table:style-name="ce58" table:number-columns-repeated="8"/>
          <table:table-cell table:number-columns-repeated="1010"/>
        </table:table-row>
        <table:table-row table:style-name="ro1">
          <table:table-cell table:style-name="ce58" table:number-columns-repeated="3"/>
          <table:table-cell table:style-name="ce58" office:value-type="string">
            <text:p>g</text:p>
          </table:table-cell>
          <table:table-cell table:style-name="ce58" office:value-type="float" office:value="22.627416998">
            <text:p>22.627416998</text:p>
          </table:table-cell>
          <table:table-cell table:style-name="ce58" office:value-type="float" office:value="16">
            <text:p>16</text:p>
          </table:table-cell>
          <table:table-cell table:style-name="ce58" table:number-columns-repeated="8"/>
          <table:table-cell table:number-columns-repeated="1010"/>
        </table:table-row>
        <table:table-row table:style-name="ro1">
          <table:table-cell table:style-name="ce58" table:number-columns-repeated="3"/>
          <table:table-cell table:style-name="ce58" office:value-type="string">
            <text:p>k</text:p>
          </table:table-cell>
          <table:table-cell table:style-name="ce58" office:value-type="float" office:value="300">
            <text:p>300</text:p>
          </table:table-cell>
          <table:table-cell table:style-name="ce58" office:value-type="float" office:value="1000">
            <text:p>1000</text:p>
          </table:table-cell>
          <table:table-cell table:style-name="ce58" office:value-type="float" office:value="500">
            <text:p>500</text:p>
          </table:table-cell>
          <table:table-cell table:style-name="ce58" table:number-columns-repeated="7"/>
          <table:table-cell table:number-columns-repeated="1010"/>
        </table:table-row>
        <table:table-row table:style-name="ro1">
          <table:table-cell table:style-name="ce58" table:number-columns-repeated="3"/>
          <table:table-cell table:style-name="ce58" office:value-type="string">
            <text:p>shot</text:p>
          </table:table-cell>
          <table:table-cell table:style-name="ce58" office:value-type="float" office:value="55.9">
            <text:p>55.9</text:p>
          </table:table-cell>
          <table:table-cell table:style-name="ce58" office:value-type="float" office:value="50.36">
            <text:p>50.36</text:p>
          </table:table-cell>
          <table:table-cell table:style-name="ce58" office:value-type="float" office:value="54.5">
            <text:p>54.5</text:p>
          </table:table-cell>
          <table:table-cell table:style-name="ce58" table:number-columns-repeated="7"/>
          <table:table-cell table:number-columns-repeated="1010"/>
        </table:table-row>
        <table:table-row table:style-name="ro1">
          <table:table-cell table:style-name="ce58" table:number-columns-repeated="3"/>
          <table:table-cell table:style-name="ce58" office:value-type="string">
            <text:p>shotcolor</text:p>
          </table:table-cell>
          <table:table-cell table:style-name="ce58" table:number-columns-repeated="10"/>
          <table:table-cell table:number-columns-repeated="1010"/>
        </table:table-row>
        <table:table-row table:style-name="ro1" table:number-rows-repeated="12">
          <table:table-cell table:style-name="ce58" table:number-columns-repeated="14"/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9">
          <table:table-cell/>
          <table:table-cell table:style-name="ce58" table:number-columns-repeated="11"/>
          <table:table-cell table:number-columns-repeated="1012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kyo" table:style-name="ta1">
        <table:table-column table:style-name="co4" table:number-columns-repeated="13" table:default-cell-style-name="ce16"/>
        <table:table-column table:style-name="co5" table:default-cell-style-name="ce16"/>
        <table:table-column table:style-name="co4" table:number-columns-repeated="1010" table:default-cell-style-name="ce16"/>
        <table:table-row table:style-name="ro5">
          <table:table-cell table:number-columns-repeated="1024"/>
        </table:table-row>
        <table:table-row table:style-name="ro5">
          <table:table-cell table:style-name="ce17" office:value-type="string" table:number-columns-spanned="12" table:number-rows-spanned="3">
            <text:p>Preliminary tests</text:p>
          </table:table-cell>
          <table:covered-table-cell table:number-columns-repeated="11"/>
          <table:table-cell table:style-name="Default"/>
          <table:table-cell table:number-columns-repeated="1011"/>
        </table:table-row>
        <table:table-row table:style-name="ro5">
          <table:covered-table-cell table:number-columns-repeated="12"/>
          <table:table-cell table:style-name="Default"/>
          <table:table-cell table:number-columns-repeated="1011"/>
        </table:table-row>
        <table:table-row table:style-name="ro5">
          <table:covered-table-cell table:number-columns-repeated="12"/>
          <table:table-cell table:style-name="Default"/>
          <table:table-cell table:number-columns-repeated="1011"/>
        </table:table-row>
        <table:table-row table:style-name="ro5">
          <table:table-cell table:number-columns-repeated="12"/>
          <table:table-cell table:style-name="Default"/>
          <table:table-cell table:number-columns-repeated="1011"/>
        </table:table-row>
        <table:table-row table:style-name="ro6">
          <table:table-cell table:style-name="ce18" office:value-type="string" table:number-columns-spanned="1" table:number-rows-spanned="2">
            <text:p>Dataset</text:p>
          </table:table-cell>
          <table:table-cell office:value-type="string">
            <text:p>ImgReader</text:p>
          </table:table-cell>
          <table:table-cell table:style-name="ce18" office:value-type="string">
            <text:p>PointNormal </text:p>
          </table:table-cell>
          <table:table-cell table:style-name="ce18" office:value-type="string" table:number-columns-spanned="4" table:number-rows-spanned="1">
            <text:p>Detector</text:p>
          </table:table-cell>
          <table:covered-table-cell table:number-columns-repeated="3" table:style-name="ce18"/>
          <table:table-cell office:value-type="string" table:number-columns-spanned="2" table:number-rows-spanned="1">
            <text:p>descriptor</text:p>
          </table:table-cell>
          <table:covered-table-cell table:style-name="ce18"/>
          <table:table-cell table:style-name="ce18" office:value-type="string" table:number-columns-spanned="1" table:number-rows-spanned="2">
            <text:p>dictionarySize</text:p>
          </table:table-cell>
          <table:table-cell table:style-name="ce18" office:value-type="string">
            <text:p>Classificator</text:p>
          </table:table-cell>
          <table:table-cell table:style-name="ce18" office:value-type="string" table:number-columns-spanned="1" table:number-rows-spanned="2">
            <text:p>Accuracy</text:p>
          </table:table-cell>
          <table:table-cell table:style-name="ce18" office:value-type="string" table:number-columns-spanned="1" table:number-rows-spanned="2">
            <text:p>Remarks</text:p>
          </table:table-cell>
          <table:table-cell table:style-name="Default"/>
          <table:table-cell table:number-columns-repeated="1010"/>
        </table:table-row>
        <table:table-row table:style-name="ro6">
          <table:covered-table-cell table:style-name="ce18"/>
          <table:table-cell table:style-name="ce18" office:value-type="string">
            <text:p>leafSize/resize</text:p>
          </table:table-cell>
          <table:table-cell table:style-name="ce18" office:value-type="string">
            <text:p>neighbours</text:p>
          </table:table-cell>
          <table:table-cell table:style-name="ce18" office:value-type="string">
            <text:p>gamma2</text:p>
          </table:table-cell>
          <table:table-cell table:style-name="ce18" office:value-type="string">
            <text:p>gamma3</text:p>
          </table:table-cell>
          <table:table-cell table:style-name="ce18" office:value-type="string">
            <text:p>neighbours</text:p>
          </table:table-cell>
          <table:table-cell table:style-name="ce18" office:value-type="string">
            <text:p>resolution</text:p>
          </table:table-cell>
          <table:table-cell office:value-type="string">
            <text:p>type</text:p>
          </table:table-cell>
          <table:table-cell table:style-name="ce18" office:value-type="string">
            <text:p>radiussearch</text:p>
          </table:table-cell>
          <table:covered-table-cell table:style-name="ce18"/>
          <table:table-cell table:style-name="ce18" office:value-type="string">
            <text:p>type</text:p>
          </table:table-cell>
          <table:covered-table-cell table:style-name="ce18"/>
          <table:covered-table-cell table:style-name="Default"/>
          <table:table-cell table:style-name="ce18"/>
          <table:table-cell table:number-columns-repeated="1010"/>
        </table:table-row>
        <table:table-row table:style-name="ro6">
          <table:table-cell table:style-name="ce18" office:value-type="string">
            <text:p>Tokyo</text:p>
          </table:table-cell>
          <table:table-cell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0.975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office:value-type="string">
            <text:p>PFH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00">
            <text:p>300</text:p>
          </table:table-cell>
          <table:table-cell table:style-name="ce18" office:value-type="string">
            <text:p>SVM</text:p>
          </table:table-cell>
          <table:table-cell table:style-name="ce18" office:value-type="string">
            <text:p>53.4161</text:p>
          </table:table-cell>
          <table:table-cell table:style-name="Default"/>
          <table:table-cell table:style-name="ce18"/>
          <table:table-cell table:number-columns-repeated="1010"/>
        </table:table-row>
        <table:table-row table:style-name="ro6">
          <table:table-cell table:style-name="ce18"/>
          <table:table-cell/>
          <table:table-cell table:style-name="ce18" table:number-columns-repeated="5"/>
          <table:table-cell/>
          <table:table-cell table:style-name="ce18"/>
          <table:table-cell table:style-name="ce18" office:value-type="float" office:value="500">
            <text:p>500</text:p>
          </table:table-cell>
          <table:table-cell table:style-name="ce18"/>
          <table:table-cell table:style-name="ce18" office:value-type="string">
            <text:p>55.2795</text:p>
          </table:table-cell>
          <table:table-cell table:style-name="Default"/>
          <table:table-cell table:style-name="ce18"/>
          <table:table-cell table:number-columns-repeated="1010"/>
        </table:table-row>
        <table:table-row table:style-name="ro6">
          <table:table-cell table:style-name="ce18"/>
          <table:table-cell/>
          <table:table-cell table:style-name="ce18" table:number-columns-repeated="5"/>
          <table:table-cell/>
          <table:table-cell table:style-name="ce18"/>
          <table:table-cell table:style-name="ce18" office:value-type="float" office:value="750">
            <text:p>750</text:p>
          </table:table-cell>
          <table:table-cell table:style-name="ce18"/>
          <table:table-cell table:style-name="ce18" office:value-type="string">
            <text:p>55.2795</text:p>
          </table:table-cell>
          <table:table-cell table:style-name="Default"/>
          <table:table-cell table:style-name="ce18"/>
          <table:table-cell table:number-columns-repeated="1010"/>
        </table:table-row>
        <table:table-row table:style-name="ro6">
          <table:table-cell table:style-name="ce18"/>
          <table:table-cell/>
          <table:table-cell table:style-name="ce18" table:number-columns-repeated="5"/>
          <table:table-cell/>
          <table:table-cell table:style-name="ce18"/>
          <table:table-cell table:style-name="ce18" office:value-type="float" office:value="1500">
            <text:p>1500</text:p>
          </table:table-cell>
          <table:table-cell table:style-name="ce18"/>
          <table:table-cell table:style-name="ce18" office:value-type="string">
            <text:p>54.3478</text:p>
          </table:table-cell>
          <table:table-cell table:style-name="Default"/>
          <table:table-cell table:style-name="ce18"/>
          <table:table-cell table:number-columns-repeated="1010"/>
        </table:table-row>
        <table:table-row table:style-name="ro5">
          <table:table-cell table:style-name="ce18"/>
          <table:table-cell office:value-type="string">
            <text:p>0.5</text:p>
          </table:table-cell>
          <table:table-cell table:style-name="ce18" table:number-columns-repeated="10"/>
          <table:table-cell table:style-name="Default"/>
          <table:table-cell table:number-columns-repeated="1011"/>
        </table:table-row>
        <table:table-row table:style-name="ro5" table:number-rows-repeated="3">
          <table:table-cell table:style-name="ce18" table:number-columns-repeated="12"/>
          <table:table-cell table:style-name="Default"/>
          <table:table-cell table:number-columns-repeated="1011"/>
        </table:table-row>
        <table:table-row table:style-name="ro5" table:number-rows-repeated="20">
          <table:table-cell table:number-columns-repeated="12"/>
          <table:table-cell table:style-name="Default"/>
          <table:table-cell table:number-columns-repeated="1011"/>
        </table:table-row>
        <table:table-row table:style-name="ro5">
          <table:table-cell table:style-name="ce17" office:value-type="string" table:number-columns-spanned="12" table:number-rows-spanned="3">
            <text:p>Clustering vs leafSize</text:p>
          </table:table-cell>
          <table:covered-table-cell table:number-columns-repeated="4"/>
          <table:covered-table-cell table:style-name="ce18"/>
          <table:covered-table-cell/>
          <table:covered-table-cell table:number-columns-repeated="5" table:style-name="ce18"/>
          <table:table-cell table:style-name="Default"/>
          <table:table-cell table:number-columns-repeated="1011"/>
        </table:table-row>
        <table:table-row table:style-name="ro5">
          <table:covered-table-cell table:number-columns-repeated="5"/>
          <table:covered-table-cell table:style-name="ce18"/>
          <table:covered-table-cell/>
          <table:covered-table-cell table:number-columns-repeated="5" table:style-name="ce18"/>
          <table:table-cell table:style-name="Default"/>
          <table:table-cell table:number-columns-repeated="1011"/>
        </table:table-row>
        <table:table-row table:style-name="ro5">
          <table:covered-table-cell table:number-columns-repeated="5"/>
          <table:covered-table-cell table:number-columns-repeated="7" table:style-name="ce18"/>
          <table:table-cell table:style-name="Default"/>
          <table:table-cell table:number-columns-repeated="1011"/>
        </table:table-row>
        <table:table-row table:style-name="ro5" table:number-rows-repeated="5">
          <table:table-cell table:style-name="ce18"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18" office:value-type="string">
            <text:p>Clusters</text:p>
          </table:table-cell>
          <table:table-cell table:style-name="Default"/>
          <table:table-cell table:style-name="ce20" office:value-type="string" table:number-columns-spanned="3" table:number-rows-spanned="1">
            <text:p>PFH</text:p>
          </table:table-cell>
          <table:covered-table-cell table:number-columns-repeated="2" table:style-name="ce18"/>
          <table:table-cell table:style-name="Default" office:value-type="string">
            <text:p>Remarks</text:p>
          </table:table-cell>
          <table:table-cell table:style-name="ce27" office:value-type="string" table:number-columns-spanned="3" table:number-rows-spanned="1">
            <text:p>FPFH</text:p>
          </table:table-cell>
          <table:covered-table-cell table:number-columns-repeated="2" table:style-name="ce18"/>
          <table:table-cell table:style-name="Default" office:value-type="string">
            <text:p>Remarks</text:p>
          </table:table-cell>
          <table:table-cell table:style-name="ce20" office:value-type="string" table:number-columns-spanned="3" table:number-rows-spanned="1">
            <text:p>PFHRGB</text:p>
          </table:table-cell>
          <table:covered-table-cell table:number-columns-repeated="2" table:style-name="Default"/>
          <table:table-cell table:style-name="Default" office:value-type="string">
            <text:p>Remarks</text:p>
          </table:table-cell>
          <table:table-cell table:number-columns-repeated="1010"/>
        </table:table-row>
        <table:table-row table:style-name="ro6">
          <table:table-cell/>
          <table:table-cell table:style-name="ce18" office:value-type="string">
            <text:p>leaf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1.5</text:p>
          </table:table-cell>
          <table:table-cell table:style-name="ce25"/>
          <table:table-cell table:style-name="ce28" office:value-type="string">
            <text:p>0.5</text:p>
          </table:table-cell>
          <table:table-cell table:style-name="ce28" office:value-type="string">
            <text:p>1.0</text:p>
          </table:table-cell>
          <table:table-cell table:style-name="ce28" office:value-type="string">
            <text:p>1.5</text:p>
          </table:table-cell>
          <table:table-cell table:style-name="ce29"/>
          <table:table-cell table:style-name="ce30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/>
          <table:table-cell table:number-columns-repeated="1010"/>
        </table:table-row>
        <table:table-row table:style-name="ro7">
          <table:table-cell table:style-name="ce18" office:value-type="float" office:value="300">
            <text:p>300</text:p>
          </table:table-cell>
          <table:table-cell table:style-name="ce18"/>
          <table:table-cell table:style-name="ce21" office:value-type="float" office:value="52.459">
            <text:p>52.459</text:p>
          </table:table-cell>
          <table:table-cell table:style-name="ce21" office:value-type="string">
            <text:p>53.4161</text:p>
          </table:table-cell>
          <table:table-cell table:style-name="ce21" office:value-type="float" office:value="52.459">
            <text:p>52.459</text:p>
          </table:table-cell>
          <table:table-cell table:style-name="ce25"/>
          <table:table-cell table:number-columns-repeated="2" table:style-name="ce28" office:value-type="float" office:value="53.2787">
            <text:p>53.2787</text:p>
          </table:table-cell>
          <table:table-cell table:style-name="ce28" office:value-type="float" office:value="54.0984">
            <text:p>54.0984</text:p>
          </table:table-cell>
          <table:table-cell table:style-name="ce29"/>
          <table:table-cell table:style-name="ce30"/>
          <table:table-cell table:style-name="ce22" office:value-type="float" office:value="56.5574">
            <text:p>56.5574</text:p>
          </table:table-cell>
          <table:table-cell table:style-name="ce21" office:value-type="float" office:value="55.7377">
            <text:p>55.7377</text:p>
          </table:table-cell>
          <table:table-cell table:style-name="ce31" office:value-type="string">
            <text:p>- leafSize = 5 gives very little points and results in fast computation</text:p>
            <text:p>- leasSize = 4 gives 5 times more points, slower computation; results are better but not that much</text:p>
          </table:table-cell>
          <table:table-cell table:number-columns-repeated="1010"/>
        </table:table-row>
        <table:table-row table:style-name="ro6">
          <table:table-cell table:style-name="ce18" office:value-type="float" office:value="500">
            <text:p>500</text:p>
          </table:table-cell>
          <table:table-cell table:style-name="ce18"/>
          <table:table-cell table:style-name="ce21" office:value-type="float" office:value="53.2787">
            <text:p>53.2787</text:p>
          </table:table-cell>
          <table:table-cell table:style-name="ce21" office:value-type="string">
            <text:p>55.2795</text:p>
          </table:table-cell>
          <table:table-cell table:style-name="ce21" office:value-type="float" office:value="53.2787">
            <text:p>53.2787</text:p>
          </table:table-cell>
          <table:table-cell table:style-name="ce25"/>
          <table:table-cell table:number-columns-repeated="2" table:style-name="ce28" office:value-type="float" office:value="52.459">
            <text:p>52.459</text:p>
          </table:table-cell>
          <table:table-cell table:style-name="ce28" office:value-type="float" office:value="55.7377">
            <text:p>55.7377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750">
            <text:p>750</text:p>
          </table:table-cell>
          <table:table-cell/>
          <table:table-cell table:style-name="ce21" office:value-type="float" office:value="51.6393">
            <text:p>51.6393</text:p>
          </table:table-cell>
          <table:table-cell table:style-name="ce21" office:value-type="string">
            <text:p>55.2795</text:p>
          </table:table-cell>
          <table:table-cell table:style-name="ce21" office:value-type="float" office:value="56.5574">
            <text:p>56.5574</text:p>
          </table:table-cell>
          <table:table-cell table:style-name="ce25"/>
          <table:table-cell table:number-columns-repeated="3" table:style-name="ce28" office:value-type="float" office:value="55.7377">
            <text:p>55.7377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1000">
            <text:p>1000</text:p>
          </table:table-cell>
          <table:table-cell table:style-name="ce18"/>
          <table:table-cell table:style-name="ce21" office:value-type="float" office:value="54.0984">
            <text:p>54.0984</text:p>
          </table:table-cell>
          <table:table-cell table:style-name="ce22"/>
          <table:table-cell table:style-name="ce21" office:value-type="float" office:value="60.6557">
            <text:p>60.6557</text:p>
          </table:table-cell>
          <table:table-cell table:style-name="ce25"/>
          <table:table-cell table:number-columns-repeated="2" table:style-name="ce28" office:value-type="float" office:value="58.1967">
            <text:p>58.1967</text:p>
          </table:table-cell>
          <table:table-cell table:style-name="ce28" office:value-type="float" office:value="59.8361">
            <text:p>59.8361</text:p>
          </table:table-cell>
          <table:table-cell table:style-name="ce29"/>
          <table:table-cell table:style-name="ce30" table:number-columns-repeated="2"/>
          <table:table-cell table:style-name="ce30" office:value-type="float" office:value="60.6557">
            <text:p>60.6557</text:p>
          </table:table-cell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1500">
            <text:p>1500</text:p>
          </table:table-cell>
          <table:table-cell table:style-name="ce18"/>
          <table:table-cell table:style-name="ce21" office:value-type="float" office:value="57.377">
            <text:p>57.377</text:p>
          </table:table-cell>
          <table:table-cell table:style-name="ce21" office:value-type="string">
            <text:p>54.3478</text:p>
          </table:table-cell>
          <table:table-cell table:style-name="ce21" office:value-type="float" office:value="61.4754">
            <text:p>61.4754</text:p>
          </table:table-cell>
          <table:table-cell table:style-name="ce25"/>
          <table:table-cell table:number-columns-repeated="2" table:style-name="ce28" office:value-type="float" office:value="59.8361">
            <text:p>59.8361</text:p>
          </table:table-cell>
          <table:table-cell table:style-name="ce28" office:value-type="float" office:value="62.2951">
            <text:p>62.2951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2000">
            <text:p>2000</text:p>
          </table:table-cell>
          <table:table-cell table:style-name="ce18"/>
          <table:table-cell table:style-name="ce21" office:value-type="float" office:value="56.5574">
            <text:p>56.5574</text:p>
          </table:table-cell>
          <table:table-cell table:style-name="ce23"/>
          <table:table-cell table:style-name="ce21" office:value-type="float" office:value="62.2951">
            <text:p>62.2951</text:p>
          </table:table-cell>
          <table:table-cell table:style-name="ce25"/>
          <table:table-cell table:number-columns-repeated="2" table:style-name="ce28" office:value-type="float" office:value="63.9344">
            <text:p>63.9344</text:p>
          </table:table-cell>
          <table:table-cell table:style-name="ce28" office:value-type="float" office:value="61.4754">
            <text:p>61.4754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8">
          <table:table-cell table:style-name="ce18" office:value-type="float" office:value="3000">
            <text:p>3000</text:p>
          </table:table-cell>
          <table:table-cell table:style-name="ce18"/>
          <table:table-cell table:style-name="ce21" office:value-type="float" office:value="59.8361">
            <text:p>59.8361</text:p>
          </table:table-cell>
          <table:table-cell table:style-name="ce23"/>
          <table:table-cell table:style-name="ce21" office:value-type="float" office:value="60.6557">
            <text:p>60.6557</text:p>
          </table:table-cell>
          <table:table-cell table:style-name="ce25"/>
          <table:table-cell table:number-columns-repeated="2" table:style-name="ce28" office:value-type="float" office:value="62.2951">
            <text:p>62.2951</text:p>
          </table:table-cell>
          <table:table-cell table:style-name="ce28" office:value-type="float" office:value="59.8361">
            <text:p>59.8361</text:p>
          </table:table-cell>
          <table:table-cell table:style-name="ce29"/>
          <table:table-cell table:style-name="ce30" office:value-type="float" office:value="61.4754">
            <text:p>61.4754</text:p>
          </table:table-cell>
          <table:table-cell table:style-name="ce30" office:value-type="float" office:value="60.6557">
            <text:p>60.6557</text:p>
          </table:table-cell>
          <table:table-cell table:style-name="ce30" office:value-type="float" office:value="54.0984">
            <text:p>54.0984</text:p>
          </table:table-cell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5000">
            <text:p>5000</text:p>
          </table:table-cell>
          <table:table-cell table:style-name="ce18"/>
          <table:table-cell table:style-name="ce21" office:value-type="float" office:value="62.2951">
            <text:p>62.2951</text:p>
          </table:table-cell>
          <table:table-cell table:style-name="ce23"/>
          <table:table-cell table:style-name="ce21" office:value-type="float" office:value="59.0164">
            <text:p>59.0164</text:p>
          </table:table-cell>
          <table:table-cell table:style-name="ce25"/>
          <table:table-cell table:number-columns-repeated="2" table:style-name="ce28" office:value-type="float" office:value="62.2951">
            <text:p>62.2951</text:p>
          </table:table-cell>
          <table:table-cell table:style-name="ce28" office:value-type="float" office:value="63.1148">
            <text:p>63.1148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6">
          <table:table-cell table:style-name="ce18"/>
          <table:table-cell table:style-name="ce18" office:value-type="string">
            <text:p>MAX</text:p>
          </table:table-cell>
          <table:table-cell table:formula="of:=MAX([.C46:.C53])" office:value-type="float" office:value="62.2951">
            <text:p>62.2951</text:p>
          </table:table-cell>
          <table:table-cell table:formula="of:=MAX([.D46:.D53])" office:value-type="float" office:value="0">
            <text:p>0</text:p>
          </table:table-cell>
          <table:table-cell table:formula="of:=MAX([.E46:.E53])" office:value-type="float" office:value="62.2951">
            <text:p>62.2951</text:p>
          </table:table-cell>
          <table:table-cell table:style-name="ce26"/>
          <table:table-cell table:formula="of:=MAX([.G46:.G53])" office:value-type="float" office:value="63.9344">
            <text:p>63.9344</text:p>
          </table:table-cell>
          <table:table-cell table:formula="of:=MAX([.H46:.H53])" office:value-type="float" office:value="63.9344">
            <text:p>63.9344</text:p>
          </table:table-cell>
          <table:table-cell table:formula="of:=MAX([.I46:.I53])" office:value-type="float" office:value="63.1148">
            <text:p>63.1148</text:p>
          </table:table-cell>
          <table:table-cell table:style-name="ce26"/>
          <table:table-cell table:style-name="Default"/>
          <table:table-cell table:style-name="ce18"/>
          <table:table-cell table:style-name="Default"/>
          <table:table-cell table:style-name="ce32"/>
          <table:table-cell table:number-columns-repeated="1010"/>
        </table:table-row>
        <table:table-row table:style-name="ro6">
          <table:table-cell table:style-name="ce18"/>
          <table:table-cell table:style-name="ce18" office:value-type="string">
            <text:p>MAX</text:p>
          </table:table-cell>
          <table:table-cell/>
          <table:table-cell table:style-name="ce18" table:formula="of:=MAX([.C54:.E54])" office:value-type="float" office:value="62.2951">
            <text:p>62.2951</text:p>
          </table:table-cell>
          <table:table-cell table:style-name="ce18"/>
          <table:table-cell table:style-name="ce26"/>
          <table:table-cell table:style-name="ce18"/>
          <table:table-cell table:style-name="ce18" table:formula="of:=MAX([.G54:.I54])" office:value-type="float" office:value="63.9344">
            <text:p>63.9344</text:p>
          </table:table-cell>
          <table:table-cell table:style-name="ce18"/>
          <table:table-cell table:style-name="ce26"/>
          <table:table-cell table:style-name="Default"/>
          <table:table-cell table:style-name="ce18"/>
          <table:table-cell table:style-name="Default"/>
          <table:table-cell table:style-name="ce32"/>
          <table:table-cell table:number-columns-repeated="1010"/>
        </table:table-row>
        <table:table-row table:style-name="ro5">
          <table:table-cell table:style-name="ce18" table:number-columns-repeated="2"/>
          <table:table-cell/>
          <table:table-cell table:style-name="ce18" table:number-columns-repeated="5"/>
          <table:table-cell table:style-name="Default"/>
          <table:table-cell table:style-name="ce26"/>
          <table:table-cell table:style-name="ce18" table:number-columns-repeated="2"/>
          <table:table-cell table:style-name="Default"/>
          <table:table-cell table:style-name="ce32"/>
          <table:table-cell table:number-columns-repeated="1010"/>
        </table:table-row>
        <table:table-row table:style-name="ro5">
          <table:table-cell table:style-name="ce18" table:number-columns-repeated="3"/>
          <table:table-cell/>
          <table:table-cell table:style-name="ce18" table:number-columns-repeated="8"/>
          <table:table-cell table:style-name="Default"/>
          <table:table-cell table:style-name="ce32"/>
          <table:table-cell table:number-columns-repeated="1010"/>
        </table:table-row>
        <table:table-row table:style-name="ro5" table:number-rows-repeated="4">
          <table:table-cell table:style-name="ce18" table:number-columns-repeated="2"/>
          <table:table-cell/>
          <table:table-cell table:style-name="ce18" table:number-columns-repeated="9"/>
          <table:table-cell table:style-name="Default"/>
          <table:table-cell table:style-name="ce32"/>
          <table:table-cell table:number-columns-repeated="1010"/>
        </table:table-row>
        <table:table-row table:style-name="ro5">
          <table:table-cell table:style-name="ce18" table:number-columns-repeated="2"/>
          <table:table-cell/>
          <table:table-cell table:style-name="ce18" table:number-columns-repeated="9"/>
          <table:table-cell table:style-name="Default"/>
          <table:table-cell table:number-columns-repeated="1011"/>
        </table:table-row>
        <table:table-row table:style-name="ro5">
          <table:table-cell table:style-name="ce18" table:number-columns-repeated="2"/>
          <table:table-cell/>
          <table:table-cell table:style-name="ce18"/>
          <table:table-cell table:style-name="ce24"/>
          <table:table-cell table:style-name="ce18" table:number-columns-repeated="7"/>
          <table:table-cell table:style-name="Default"/>
          <table:table-cell table:number-columns-repeated="1011"/>
        </table:table-row>
        <table:table-row table:style-name="ro5">
          <table:table-cell table:style-name="ce19" office:value-type="string" table:number-columns-spanned="12" table:number-rows-spanned="3">
            <text:p>Descriptors – best results</text:p>
          </table:table-cell>
          <table:covered-table-cell table:style-name="ce18"/>
          <table:covered-table-cell/>
          <table:covered-table-cell table:style-name="ce18"/>
          <table:covered-table-cell table:style-name="ce24"/>
          <table:covered-table-cell table:number-columns-repeated="7" table:style-name="ce18"/>
          <table:table-cell table:style-name="Default"/>
          <table:table-cell table:number-columns-repeated="1011"/>
        </table:table-row>
        <table:table-row table:style-name="ro5">
          <table:covered-table-cell table:number-columns-repeated="2" table:style-name="ce18"/>
          <table:covered-table-cell table:number-columns-repeated="2" table:style-name="Default"/>
          <table:covered-table-cell table:style-name="ce24"/>
          <table:covered-table-cell table:number-columns-repeated="7" table:style-name="ce18"/>
          <table:table-cell table:style-name="Default"/>
          <table:table-cell table:number-columns-repeated="1011"/>
        </table:table-row>
        <table:table-row table:style-name="ro5">
          <table:covered-table-cell table:style-name="ce18"/>
          <table:covered-table-cell/>
          <table:covered-table-cell table:number-columns-repeated="2" table:style-name="Default"/>
          <table:covered-table-cell table:style-name="ce24"/>
          <table:covered-table-cell table:number-columns-repeated="7" table:style-name="ce18"/>
          <table:table-cell table:style-name="Default"/>
          <table:table-cell table:number-columns-repeated="1011"/>
        </table:table-row>
        <table:table-row table:style-name="ro5">
          <table:table-cell table:style-name="ce18" table:number-columns-repeated="2"/>
          <table:table-cell/>
          <table:table-cell table:style-name="ce18"/>
          <table:table-cell table:style-name="ce24"/>
          <table:table-cell table:style-name="ce18" table:number-columns-repeated="7"/>
          <table:table-cell table:style-name="Default"/>
          <table:table-cell table:number-columns-repeated="1011"/>
        </table:table-row>
        <table:table-row table:style-name="ro5">
          <table:table-cell table:number-columns-repeated="2"/>
          <table:table-cell office:value-type="string">
            <text:p>Descriptor</text:p>
          </table:table-cell>
          <table:table-cell office:value-type="string">
            <text:p>Accuracy</text:p>
          </table:table-cell>
          <table:table-cell office:value-type="string">
            <text:p>Remarks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5">
          <table:table-cell table:number-columns-repeated="2"/>
          <table:table-cell office:value-type="string">
            <text:p>FPFH</text:p>
          </table:table-cell>
          <table:table-cell office:value-type="float" office:value="63.9344">
            <text:p>63.9344</text:p>
          </table:table-cell>
          <table:table-cell table:style-name="Default" office:value-type="string">
            <text:p>Leaf 1.0, 2000 centroids</text:p>
          </table:table-cell>
          <table:table-cell table:style-name="Default"/>
          <table:table-cell table:number-columns-repeated="6"/>
          <table:table-cell table:style-name="Default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PFH</text:p>
          </table:table-cell>
          <table:table-cell table:style-name="ce18" office:value-type="float" office:value="62.2951">
            <text:p>62.2951</text:p>
          </table:table-cell>
          <table:table-cell office:value-type="string">
            <text:p>Leaf 0.5, 5000 centroid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PFHRGB</text:p>
          </table:table-cell>
          <table:table-cell office:value-type="float" office:value="61.4754">
            <text:p>61.4754</text:p>
          </table:table-cell>
          <table:table-cell office:value-type="string">
            <text:p>Leaf 3, 3000 centroids</text:p>
          </table:table-cell>
          <table:table-cell table:number-columns-repeated="1019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fusion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5" table:number-rows-repeated="6">
          <table:table-cell table:number-columns-repeated="16"/>
        </table:table-row>
        <table:table-row table:style-name="ro5" table:number-rows-repeated="2">
          <table:table-cell table:number-columns-repeated="2"/>
          <table:table-cell table:style-name="ce18" table:number-columns-repeated="6"/>
          <table:table-cell table:style-name="ce16" table:number-columns-repeated="5"/>
          <table:table-cell table:number-columns-repeated="3"/>
        </table:table-row>
        <table:table-row table:style-name="ro9">
          <table:table-cell/>
          <table:table-cell table:style-name="ce33"/>
          <table:table-cell table:style-name="ce35"/>
          <table:table-cell table:style-name="ce38" office:value-type="string" table:number-columns-spanned="11" table:number-rows-spanned="1">
            <text:p>B3DO</text:p>
          </table:table-cell>
          <table:covered-table-cell table:number-columns-repeated="4" table:style-name="ce35"/>
          <table:covered-table-cell table:number-columns-repeated="6" table:style-name="ce33"/>
          <table:table-cell table:style-name="ce33" table:number-columns-repeated="2"/>
        </table:table-row>
        <table:table-row table:style-name="ro1">
          <table:table-cell/>
          <table:table-cell table:style-name="ce33"/>
          <table:table-cell table:style-name="ce35"/>
          <table:table-cell table:style-name="ce39" office:value-type="string" table:number-columns-spanned="11" table:number-rows-spanned="1">
            <text:p>Overall accuracy: 65.22 %</text:p>
          </table:table-cell>
          <table:covered-table-cell table:number-columns-repeated="4" table:style-name="ce35"/>
          <table:covered-table-cell table:number-columns-repeated="6" table:style-name="ce33"/>
          <table:table-cell table:style-name="ce33" table:number-columns-repeated="2"/>
        </table:table-row>
        <table:table-row table:style-name="ro1">
          <table:table-cell/>
          <table:table-cell table:style-name="ce33"/>
          <table:table-cell table:style-name="ce36"/>
          <table:table-cell table:style-name="ce37"/>
          <table:table-cell table:style-name="ce36" table:number-columns-repeated="4"/>
          <table:table-cell table:style-name="ce37" table:number-columns-repeated="7"/>
          <table:table-cell table:style-name="ce33"/>
        </table:table-row>
        <table:table-row table:style-name="ro10">
          <table:table-cell/>
          <table:table-cell table:style-name="ce33"/>
          <table:table-cell table:style-name="ce36" table:number-columns-repeated="2"/>
          <table:table-cell table:style-name="ce37" table:number-columns-repeated="8"/>
          <table:table-cell table:style-name="ce50"/>
          <table:table-cell table:style-name="ce37" table:number-columns-repeated="2"/>
          <table:table-cell table:style-name="ce33"/>
        </table:table-row>
        <table:table-row table:style-name="ro11">
          <table:table-cell/>
          <table:table-cell table:style-name="ce33"/>
          <table:table-cell table:style-name="ce36"/>
          <table:table-cell table:style-name="ce40" office:value-type="string">
            <text:p>Assigned to category</text:p>
            <text:p>\</text:p>
            <text:p>Category</text:p>
          </table:table-cell>
          <table:table-cell table:style-name="ce44" office:value-type="string">
            <text:p>cup</text:p>
          </table:table-cell>
          <table:table-cell table:style-name="ce44" office:value-type="string">
            <text:p>book</text:p>
          </table:table-cell>
          <table:table-cell table:style-name="ce44" office:value-type="string">
            <text:p>sofa</text:p>
          </table:table-cell>
          <table:table-cell table:style-name="ce44" office:value-type="string">
            <text:p>chair</text:p>
          </table:table-cell>
          <table:table-cell table:style-name="ce46" office:value-type="string">
            <text:p>table</text:p>
          </table:table-cell>
          <table:table-cell table:style-name="ce44" office:value-type="string">
            <text:p>bottle</text:p>
          </table:table-cell>
          <table:table-cell table:style-name="ce46" office:value-type="string">
            <text:p>monitor</text:p>
          </table:table-cell>
          <table:table-cell table:style-name="ce48" office:value-type="string">
            <text:p>keyboard</text:p>
          </table:table-cell>
          <table:table-cell table:style-name="ce51" office:value-type="string">
            <text:p>Entries per class</text:p>
          </table:table-cell>
          <table:table-cell table:style-name="ce52" office:value-type="string">
            <text:p>Accuracy</text:p>
            <text:p>[%]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cup</text:p>
          </table:table-cell>
          <table:table-cell table:style-name="ce39" office:value-type="float" office:value="59">
            <text:p>59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64">
            <text:p>64</text:p>
          </table:table-cell>
          <table:table-cell table:style-name="ce53" office:value-type="float" office:value="92.1875">
            <text:p>92.19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book</text:p>
          </table:table-cell>
          <table:table-cell table:style-name="ce36" office:value-type="float" office:value="17">
            <text:p>17</text:p>
          </table:table-cell>
          <table:table-cell table:style-name="ce39" office:value-type="float" office:value="14">
            <text:p>14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7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1" office:value-type="float" office:value="40">
            <text:p>40</text:p>
          </table:table-cell>
          <table:table-cell table:style-name="ce53" office:value-type="float" office:value="35">
            <text:p>35.00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sofa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21">
            <text:p>21</text:p>
          </table:table-cell>
          <table:table-cell table:style-name="ce53" office:value-type="float" office:value="80.952385">
            <text:p>80.95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chair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style-name="ce39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22">
            <text:p>22</text:p>
          </table:table-cell>
          <table:table-cell table:style-name="ce53" office:value-type="float" office:value="63.636364">
            <text:p>63.64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2" office:value-type="string">
            <text:p>table</text:p>
          </table:table-cell>
          <table:table-cell table:number-columns-repeated="4" table:style-name="ce36" office:value-type="float" office:value="0">
            <text:p>0</text:p>
          </table:table-cell>
          <table:table-cell table:style-name="ce39" office:value-type="float" office:value="31">
            <text:p>31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31">
            <text:p>31</text:p>
          </table:table-cell>
          <table:table-cell table:style-name="ce54" office:value-type="float" office:value="100">
            <text:p>100.00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bottle</text:p>
          </table:table-cell>
          <table:table-cell table:style-name="ce36" office:value-type="float" office:value="34">
            <text:p>34</text:p>
          </table:table-cell>
          <table:table-cell table:number-columns-repeated="4" table:style-name="ce36" office:value-type="float" office:value="0">
            <text:p>0</text:p>
          </table:table-cell>
          <table:table-cell table:style-name="ce47" office:value-type="float" office:value="30">
            <text:p>30</text:p>
          </table:table-cell>
          <table:table-cell table:style-name="ce36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66">
            <text:p>66</text:p>
          </table:table-cell>
          <table:table-cell table:style-name="ce53" office:value-type="float" office:value="45.454548">
            <text:p>45.45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2" office:value-type="string">
            <text:p>monitor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0">
            <text:p>10</text:p>
          </table:table-cell>
          <table:table-cell table:style-name="ce39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51">
            <text:p>51</text:p>
          </table:table-cell>
          <table:table-cell table:style-name="ce54" office:value-type="float" office:value="58.823532">
            <text:p>58.82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keyboard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4">
            <text:p>4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9" office:value-type="float" office:value="15">
            <text:p>15</text:p>
          </table:table-cell>
          <table:table-cell table:style-name="ce41" office:value-type="float" office:value="27">
            <text:p>27</text:p>
          </table:table-cell>
          <table:table-cell table:style-name="ce53" office:value-type="float" office:value="55.555557">
            <text:p>55.56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3"/>
          <table:table-cell table:style-name="ce36" table:number-columns-repeated="4"/>
          <table:table-cell table:style-name="ce37"/>
          <table:table-cell table:style-name="ce36"/>
          <table:table-cell table:style-name="ce37"/>
          <table:table-cell table:style-name="ce36"/>
          <table:table-cell table:style-name="ce43"/>
          <table:table-cell table:style-name="ce37" table:number-columns-repeated="2"/>
          <table:table-cell table:style-name="ce33"/>
        </table:table-row>
        <table:table-row table:style-name="ro1">
          <table:table-cell/>
          <table:table-cell table:style-name="ce33"/>
          <table:table-cell table:style-name="ce36" table:number-columns-repeated="2"/>
          <table:table-cell table:style-name="ce37" table:number-columns-repeated="8"/>
          <table:table-cell table:style-name="ce36"/>
          <table:table-cell table:style-name="ce37" table:number-columns-repeated="2"/>
          <table:table-cell table:style-name="ce33"/>
        </table:table-row>
        <table:table-row table:style-name="ro1" table:number-rows-repeated="2">
          <table:table-cell/>
          <table:table-cell table:style-name="ce33"/>
          <table:table-cell table:style-name="ce36" table:number-columns-repeated="6"/>
          <table:table-cell table:style-name="ce37"/>
          <table:table-cell table:style-name="ce36"/>
          <table:table-cell table:style-name="ce37"/>
          <table:table-cell table:style-name="ce36" table:number-columns-repeated="2"/>
          <table:table-cell table:style-name="ce37" table:number-columns-repeated="2"/>
          <table:table-cell table:style-name="ce33"/>
        </table:table-row>
        <table:table-row table:style-name="ro1" table:number-rows-repeated="2">
          <table:table-cell/>
          <table:table-cell table:style-name="ce33"/>
          <table:table-cell table:style-name="ce37" table:number-columns-repeated="13"/>
          <table:table-cell table:style-name="ce33"/>
        </table:table-row>
        <table:table-row table:style-name="ro5">
          <table:table-cell/>
          <table:table-cell table:style-name="ce34" table:number-columns-repeated="15"/>
        </table:table-row>
        <table:table-row table:style-name="ro5" table:number-rows-repeated="5">
          <table:table-cell table:number-columns-repeated="16"/>
        </table:table-row>
        <table:table-row table:style-name="ro1">
          <table:table-cell table:number-columns-repeated="4"/>
          <table:table-cell table:style-name="ce45"/>
          <table:table-cell table:style-name="ce36" table:number-columns-repeated="3"/>
          <table:table-cell table:style-name="ce37"/>
          <table:table-cell table:style-name="ce36"/>
          <table:table-cell table:style-name="ce37"/>
          <table:table-cell table:style-name="ce36"/>
          <table:table-cell table:style-name="ce39"/>
          <table:table-cell table:style-name="ce55"/>
          <table:table-cell table:number-columns-repeated="2"/>
        </table:table-row>
        <table:table-row table:style-name="ro5" table:number-rows-repeated="1048541">
          <table:table-cell table:number-columns-repeated="16"/>
        </table:table-row>
        <table:table-row table:style-name="ro5">
          <table:table-cell table:number-columns-repeated="16"/>
        </table:table-row>
      </table:table>
      <table:table table:name="misc" table:style-name="ta1">
        <table:shapes>
          <draw:frame draw:z-index="0" draw:style-name="gr1" draw:text-style-name="P1" svg:width="11.052cm" svg:height="8.632cm" svg:x="8.909cm" svg:y="9.31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6" table:number-columns-repeated="11" table:default-cell-style-name="ce71"/>
        <table:table-row table:style-name="ro15" table:number-rows-repeated="3">
          <table:table-cell/>
          <table:table-cell table:style-name="Default" table:number-columns-repeated="11"/>
        </table:table-row>
        <table:table-row table:style-name="ro5">
          <table:table-cell table:number-columns-repeated="12"/>
        </table:table-row>
        <table:table-row table:style-name="ro6">
          <table:table-cell table:number-columns-repeated="4"/>
          <table:table-cell office:value-type="string">
            <text:p>thi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flow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6">
          <table:table-cell table:number-columns-repeated="2"/>
          <table:table-cell office:value-type="string">
            <text:p>This is a flower. The flower is red. I like flowers and red colour.</text:p>
          </table:table-cell>
          <table:table-cell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lik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colour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5" table:number-rows-repeated="30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 style:data-style-name="N2" text:time-value="0000-00-00T19:50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4-01-07T21:30:19</dc:date>
    <dc:creator>Adam Kosiorek</dc:creator>
    <meta:editing-duration>P1DT2H25M17S</meta:editing-duration>
    <meta:editing-cycles>48</meta:editing-cycles>
    <meta:generator>LibreOffice/4.0.2.2$Linux_X86_64 LibreOffice_project/400m0$Build-2</meta:generator>
    <meta:document-statistic meta:table-count="4" meta:cell-count="5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3do.D76:b3do.E86" chart:data-source-has-labels="column" svg:x="1.423cm" svg:y="0.945cm" svg:width="11.765cm" svg:height="6.983cm">
          <chartooo:coordinate-region svg:x="2.521cm" svg:y="1.144cm" svg:width="10.202cm" svg:height="6.137cm"/>
          <chart:axis chart:dimension="x" chart:name="primary-x" chart:style-name="ch3" chartooo:axis-type="auto">
            <chartooo:date-scale/>
            <chart:title svg:x="6.692cm" svg:y="8.108cm" chart:style-name="ch4">
              <text:p>clusters</text:p>
            </chart:title>
            <chart:categories table:cell-range-address="b3do.D76:b3do.D86"/>
          </chart:axis>
          <chart:axis chart:dimension="y" chart:name="primary-y" chart:style-name="ch5">
            <chart:title svg:x="0.543cm" svg:y="5.406cm" chart:style-name="ch6">
              <text:p>accuracy [%]</text:p>
            </chart:title>
            <chart:grid chart:style-name="ch7" chart:class="major"/>
          </chart:axis>
          <chart:series chart:style-name="ch8" chart:values-cell-range-address="b3do.E76:b3do.E8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3do.D76:b3do.D86</svg:desc>
                </draw:g>
              </table:table-cell>
              <table:table-cell office:value-type="float" office:value="46.5839">
                <text:p>46.5839</text:p>
                <draw:g>
                  <svg:desc>b3do.E76:b3do.E8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.5528">
                <text:p>51.55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4534">
                <text:p>57.45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1.8012">
                <text:p>61.80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.3851">
                <text:p>58.38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4907">
                <text:p>61.490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5.2174">
                <text:p>65.21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1.1801">
                <text:p>61.180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.8323">
                <text:p>56.8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5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-dash="Dashed_20__28_var_29_" svg:stroke-color="#b3b3b3" draw:fill="none" draw:fill-color="#e6e6e6" draw:opacity-name="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7.684cm" fo:min-width="5.77cm"/>
    </style:style>
    <style:style style:name="P1" style:family="paragraph">
      <style:text-properties fo:font-family="'Times New Roman'" style:font-style-name="Normalny" style:font-family-generic="roman" style:font-pitch="variable" fo:font-size="12pt" style:font-size-asian="10pt" style:font-size-complex="10pt"/>
    </style:style>
    <style:style style:name="T1" style:family="text">
      <style:text-properties fo:font-family="'Times New Roman'" style:font-style-name="Normalny" style:font-family-generic="roman" style:font-pitch="variable" fo:font-size="12pt" style:font-size-asian="10pt" style:font-size-complex="10pt"/>
    </style:style>
  </office:automatic-styles>
  <office:body>
    <office:chart>
      <chart:chart svg:width="11.053cm" svg:height="8.633cm" xlink:href="." xlink:type="simple" chart:class="chart:bar" chart:style-name="ch1">
        <chart:plot-area chart:style-name="ch2" chart:data-source-has-labels="both" svg:x="-0.019cm" svg:y="0.535cm" svg:width="6.007cm" svg:height="7.252cm">
          <chartooo:coordinate-region svg:x="0.444cm" svg:y="0.761cm" svg:width="5.399cm" svg:height="5.875cm"/>
          <chart:axis chart:dimension="x" chart:name="primary-x" chart:style-name="ch3" chartooo:axis-type="text">
            <chart:categories table:cell-range-address="local-table.$A$2:.$A$8"/>
          </chart:axis>
          <chart:axis chart:dimension="y" chart:name="primary-y" chart:style-name="ch4"/>
          <chart:series chart:style-name="ch5" chart:values-cell-range-address="local-table.$B$2:.$B$8" chart:label-cell-address="local-table.$B$1" chart:class="chart:bar">
            <chart:data-point chart:repeated="7"/>
          </chart:series>
          <chart:wall chart:style-name="ch6"/>
          <chart:floor chart:style-name="ch7"/>
        </chart:plot-area>
        <draw:frame draw:style-name="gr1" draw:text-style-name="P1" svg:width="5.77cm" svg:height="7.684cm" svg:x="5.792cm" svg:y="0.408cm">
          <draw:text-box>
            <text:p><text:span text:style-name="T1">This is a flower. The flower is red.</text:span></text:p>
            <text:p><text:span text:style-name="T1"><text:s/></text:span><text:span text:style-name="T1">I like flowers and red colour.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th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low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u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